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alg</text:p>
          </table:table-cell>
          <table:table-cell office:value-type="string">
            <text:p>run time (sec)</text:p>
          </table:table-cell>
          <table:table-cell office:value-type="string">
            <text:p>collision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ttern,</text:p>
          </table:table-cell>
          <table:table-cell table:number-columns-repeated="2"/>
          <table:table-cell office:value-type="string">
            <text:p>Project Gutenberg</text:p>
          </table:table-cell>
        </table:table-row>
        <table:table-row table:style-name="ro1">
          <table:table-cell office:value-type="string">
            <text:p>BF,</text:p>
          </table:table-cell>
          <table:table-cell office:value-type="string">
            <text:p>0.011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RK,</text:p>
          </table:table-cell>
          <table:table-cell office:value-type="string">
            <text:p>collisions,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K,</text:p>
          </table:table-cell>
          <table:table-cell office:value-type="string">
            <text:p>0.011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KMP,</text:p>
          </table:table-cell>
          <table:table-cell office:value-type="string">
            <text:p>0.01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BM,</text:p>
          </table:table-cell>
          <table:table-cell office:value-type="string">
            <text:p>0.011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ttern,</text:p>
          </table:table-cell>
          <table:table-cell table:number-columns-repeated="2"/>
          <table:table-cell office:value-type="string">
            <text:p>78:25 Man did eat angels</text:p>
          </table:table-cell>
        </table:table-row>
        <table:table-row table:style-name="ro1">
          <table:table-cell office:value-type="string">
            <text:p>BF,</text:p>
          </table:table-cell>
          <table:table-cell office:value-type="string">
            <text:p>0.056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RK,</text:p>
          </table:table-cell>
          <table:table-cell office:value-type="string">
            <text:p>collisions,</text:p>
          </table:table-cell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string">
            <text:p>RK,</text:p>
          </table:table-cell>
          <table:table-cell office:value-type="string">
            <text:p>0.049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KMP,</text:p>
          </table:table-cell>
          <table:table-cell office:value-type="string">
            <text:p>0.09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BM,</text:p>
          </table:table-cell>
          <table:table-cell office:value-type="string">
            <text:p>0.025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ttern,</text:p>
          </table:table-cell>
          <table:table-cell table:number-columns-repeated="2"/>
          <table:table-cell office:value-type="string">
            <text:p>Richard Dawkins</text:p>
          </table:table-cell>
        </table:table-row>
        <table:table-row table:style-name="ro1">
          <table:table-cell office:value-type="string">
            <text:p>BF,</text:p>
          </table:table-cell>
          <table:table-cell office:value-type="string">
            <text:p>0.083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RK,</text:p>
          </table:table-cell>
          <table:table-cell office:value-type="string">
            <text:p>collisions,</text:p>
          </table:table-cell>
          <table:table-cell office:value-type="float" office:value="8665">
            <text:p>8665</text:p>
          </table:table-cell>
          <table:table-cell/>
        </table:table-row>
        <table:table-row table:style-name="ro1">
          <table:table-cell office:value-type="string">
            <text:p>RK,</text:p>
          </table:table-cell>
          <table:table-cell office:value-type="string">
            <text:p>0.098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KMP,</text:p>
          </table:table-cell>
          <table:table-cell office:value-type="string">
            <text:p>0.14,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BM,</text:p>
          </table:table-cell>
          <table:table-cell office:value-type="string">
            <text:p>0.013,</text:p>
          </table:table-cell>
          <table:table-cell office:value-type="string">
            <text:p>sec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22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o </meta:initial-creator>
    <meta:creation-date>2012-04-30T19:23:25</meta:creation-date>
    <dc:date>2012-04-30T22:56:43</dc:date>
    <dc:creator>keo </dc:creator>
    <meta:editing-duration>PT36M3S</meta:editing-duration>
    <meta:editing-cycles>2</meta:editing-cycles>
    <meta:generator>LibreOffice/3.4$Unix LibreOffice_project/340m1$Build-402</meta:generator>
    <meta:document-statistic meta:table-count="3" meta:cell-count="54" meta:object-count="0"/>
  </office:meta>
</office:document-meta>
</file>